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fo:break-before="page"/>
      <style:text-properties fo:font-size="24pt" fo:font-weight="bold" officeooo:paragraph-rsid="00018cf5"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fo:font-weight="bold" officeooo:rsid="0000dd31" officeooo:paragraph-rsid="0000dd31"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fo:font-weight="bold" officeooo:rsid="00018cf5" officeooo:paragraph-rsid="00018cf5"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018cf5" officeooo:paragraph-rsid="00019890" style:font-size-asian="24pt" style:font-weight-asian="bold" style:font-size-complex="24pt" style:font-weight-complex="bold"/>
    </style:style>
    <style:style style:name="P5" style:family="paragraph" style:parent-style-name="Standard">
      <style:text-properties fo:font-size="16pt" officeooo:rsid="0000dd31" officeooo:paragraph-rsid="0000dd31" style:font-size-asian="16pt" style:font-size-complex="16pt"/>
    </style:style>
    <style:style style:name="P6" style:family="paragraph" style:parent-style-name="Standard">
      <style:text-properties fo:font-size="16pt" officeooo:rsid="0000dd31" officeooo:paragraph-rsid="00018cf5" style:font-size-asian="16pt" style:font-size-complex="16pt"/>
    </style:style>
    <style:style style:name="P7" style:family="paragraph" style:parent-style-name="Standard">
      <style:text-properties fo:font-size="16pt" officeooo:rsid="0000dd31" officeooo:paragraph-rsid="00019890" style:font-size-asian="16pt" style:font-size-complex="16pt"/>
    </style:style>
    <style:style style:name="P8" style:family="paragraph" style:parent-style-name="Standard">
      <style:paragraph-properties fo:text-align="center" style:justify-single-word="false"/>
      <style:text-properties fo:font-size="12pt" fo:font-weight="bold" officeooo:rsid="00018cf5" officeooo:paragraph-rsid="00026eac"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fo:font-size="14pt" fo:font-weight="normal" officeooo:rsid="00018cf5" officeooo:paragraph-rsid="0002b89d" style:font-size-asian="14pt" style:font-weight-asian="normal" style:font-size-complex="14pt" style:font-weight-complex="normal"/>
    </style:style>
    <style:style style:name="P10" style:family="paragraph" style:parent-style-name="Standard" style:list-style-name="L1">
      <style:paragraph-properties fo:margin-top="0in" fo:margin-bottom="0.2in" style:contextual-spacing="false"/>
      <style:text-properties fo:font-size="16pt" officeooo:rsid="0000dd31" officeooo:paragraph-rsid="0000dd31" style:font-size-asian="16pt" style:font-size-complex="16pt"/>
    </style:style>
    <style:style style:name="P11" style:family="paragraph" style:parent-style-name="Standard">
      <style:paragraph-properties fo:margin-top="0in" fo:margin-bottom="0.2in" style:contextual-spacing="false"/>
      <style:text-properties fo:font-size="16pt" officeooo:rsid="0000dd31" officeooo:paragraph-rsid="0000dd31" style:font-size-asian="16pt" style:font-size-complex="16pt"/>
    </style:style>
    <style:style style:name="P12" style:family="paragraph" style:parent-style-name="Standard" style:list-style-name="L2">
      <style:paragraph-properties fo:margin-top="0in" fo:margin-bottom="0.2in" style:contextual-spacing="false"/>
      <style:text-properties fo:font-size="16pt" officeooo:rsid="0000dd31" officeooo:paragraph-rsid="0000dd31" style:font-size-asian="16pt" style:font-size-complex="16pt"/>
    </style:style>
    <style:style style:name="P13" style:family="paragraph" style:parent-style-name="Standard" style:list-style-name="L3">
      <style:paragraph-properties fo:margin-top="0in" fo:margin-bottom="0.2in" style:contextual-spacing="false"/>
      <style:text-properties fo:font-size="16pt" officeooo:rsid="0000dd31" officeooo:paragraph-rsid="0000dd31" style:font-size-asian="16pt" style:font-size-complex="16pt"/>
    </style:style>
    <style:style style:name="P14" style:family="paragraph" style:parent-style-name="Standard" style:list-style-name="L4">
      <style:paragraph-properties fo:margin-top="0in" fo:margin-bottom="0.2in" style:contextual-spacing="false"/>
      <style:text-properties fo:font-size="16pt" officeooo:rsid="0000dd31" officeooo:paragraph-rsid="0000dd31" style:font-size-asian="16pt" style:font-size-complex="16pt"/>
    </style:style>
    <style:style style:name="P15" style:family="paragraph" style:parent-style-name="Standard" style:list-style-name="L5">
      <style:paragraph-properties fo:margin-top="0in" fo:margin-bottom="0.2in" style:contextual-spacing="false"/>
      <style:text-properties fo:font-size="16pt" officeooo:rsid="0000dd31" officeooo:paragraph-rsid="0000dd31" style:font-size-asian="16pt" style:font-size-complex="16pt"/>
    </style:style>
    <style:style style:name="P16" style:family="paragraph" style:parent-style-name="Standard" style:list-style-name="L6">
      <style:paragraph-properties fo:margin-top="0in" fo:margin-bottom="0.2in" style:contextual-spacing="false"/>
      <style:text-properties fo:font-size="16pt" officeooo:rsid="0000dd31" officeooo:paragraph-rsid="0000dd31" style:font-size-asian="16pt" style:font-size-complex="16pt"/>
    </style:style>
    <style:style style:name="P17" style:family="paragraph" style:parent-style-name="Standard" style:list-style-name="L6">
      <style:paragraph-properties fo:margin-top="0in" fo:margin-bottom="0.2in" style:contextual-spacing="false"/>
      <style:text-properties fo:font-size="16pt" officeooo:rsid="0000dd31" officeooo:paragraph-rsid="00019890" style:font-size-asian="16pt" style:font-size-complex="16pt"/>
    </style:style>
    <style:style style:name="P18" style:family="paragraph" style:parent-style-name="Standard" style:list-style-name="L7">
      <style:paragraph-properties fo:margin-top="0in" fo:margin-bottom="0.2in" style:contextual-spacing="false"/>
      <style:text-properties fo:font-size="16pt" officeooo:rsid="0000dd31" officeooo:paragraph-rsid="00018cf5" style:font-size-asian="16pt" style:font-size-complex="16pt"/>
    </style:style>
    <style:style style:name="P19" style:family="paragraph" style:parent-style-name="Standard">
      <style:paragraph-properties fo:margin-top="0in" fo:margin-bottom="0.2in" style:contextual-spacing="false"/>
      <style:text-properties fo:font-size="16pt" officeooo:rsid="0000dd31" officeooo:paragraph-rsid="00018cf5" style:font-size-asian="16pt" style:font-size-complex="16pt"/>
    </style:style>
    <style:style style:name="P20" style:family="paragraph" style:parent-style-name="Standard" style:list-style-name="L8">
      <style:paragraph-properties fo:margin-top="0in" fo:margin-bottom="0.2in" style:contextual-spacing="false"/>
      <style:text-properties fo:font-size="16pt" officeooo:rsid="0000dd31" officeooo:paragraph-rsid="00018cf5" style:font-size-asian="16pt" style:font-size-complex="16pt"/>
    </style:style>
    <style:style style:name="P21" style:family="paragraph" style:parent-style-name="Standard" style:list-style-name="L7">
      <style:paragraph-properties fo:margin-top="0in" fo:margin-bottom="0.2in" style:contextual-spacing="false"/>
      <style:text-properties fo:font-size="16pt" officeooo:rsid="00018cf5" officeooo:paragraph-rsid="00018cf5" style:font-size-asian="16pt" style:font-size-complex="16pt"/>
    </style:style>
    <style:style style:name="P22" style:family="paragraph" style:parent-style-name="Standard" style:list-style-name="L8">
      <style:paragraph-properties fo:margin-top="0in" fo:margin-bottom="0.2in" style:contextual-spacing="false"/>
      <style:text-properties fo:font-size="16pt" officeooo:rsid="00018cf5" officeooo:paragraph-rsid="00018cf5" style:font-size-asian="16pt" style:font-size-complex="16pt"/>
    </style:style>
    <style:style style:name="P23" style:family="paragraph" style:parent-style-name="Standard">
      <style:paragraph-properties fo:margin-top="0in" fo:margin-bottom="0.2in" style:contextual-spacing="false"/>
      <style:text-properties fo:font-size="16pt" officeooo:rsid="00018cf5" officeooo:paragraph-rsid="00018cf5" style:font-size-asian="16pt" style:font-size-complex="16pt"/>
    </style:style>
    <style:style style:name="P24" style:family="paragraph" style:parent-style-name="Standard">
      <style:paragraph-properties fo:margin-top="0in" fo:margin-bottom="0.2in" style:contextual-spacing="false"/>
      <style:text-properties fo:font-size="16pt" officeooo:rsid="00018cf5" officeooo:paragraph-rsid="00019890" style:font-size-asian="16pt" style:font-size-complex="16pt"/>
    </style:style>
    <style:style style:name="P25" style:family="paragraph" style:parent-style-name="Standard" style:list-style-name="L9">
      <style:paragraph-properties fo:margin-top="0in" fo:margin-bottom="0.2in" style:contextual-spacing="false"/>
      <style:text-properties fo:font-size="16pt" officeooo:rsid="00018cf5" officeooo:paragraph-rsid="00019890" style:font-size-asian="16pt" style:font-size-complex="16pt"/>
    </style:style>
    <style:style style:name="P26" style:family="paragraph" style:parent-style-name="Standard" style:list-style-name="L10">
      <style:paragraph-properties fo:margin-top="0in" fo:margin-bottom="0.2in" style:contextual-spacing="false"/>
      <style:text-properties fo:font-size="16pt" officeooo:rsid="00018cf5" officeooo:paragraph-rsid="00019890" style:font-size-asian="16pt" style:font-size-complex="16pt"/>
    </style:style>
    <style:style style:name="P27" style:family="paragraph" style:parent-style-name="Standard">
      <style:paragraph-properties fo:text-align="center" style:justify-single-word="false" fo:break-before="page"/>
      <style:text-properties fo:font-size="24pt" fo:font-weight="bold" officeooo:rsid="0000dd31" officeooo:paragraph-rsid="0000dd31" style:font-size-asian="24pt" style:font-weight-asian="bold" style:font-size-complex="24pt" style:font-weight-complex="bold"/>
    </style:style>
    <style:style style:name="P28" style:family="paragraph" style:parent-style-name="Standard">
      <style:paragraph-properties fo:text-align="center" style:justify-single-word="false" fo:break-before="page"/>
      <style:text-properties fo:font-size="24pt" fo:font-weight="bold" officeooo:paragraph-rsid="00019890" style:font-size-asian="24pt" style:font-weight-asian="bold" style:font-size-complex="24pt" style:font-weight-complex="bold"/>
    </style:style>
    <style:style style:name="P29" style:family="paragraph" style:parent-style-name="Standard">
      <style:paragraph-properties fo:text-align="center" style:justify-single-word="false" fo:break-before="page"/>
      <style:text-properties fo:font-size="24pt" fo:font-weight="bold" officeooo:rsid="00018cf5" officeooo:paragraph-rsid="00026eac" style:font-size-asian="24pt" style:font-weight-asian="bold" style:font-size-complex="24pt" style:font-weight-complex="bold"/>
    </style:style>
    <style:style style:name="P30" style:family="paragraph" style:parent-style-name="Header">
      <style:paragraph-properties fo:text-align="center" style:justify-single-word="false"/>
      <style:text-properties fo:font-weight="bold" officeooo:rsid="0000dd31" officeooo:paragraph-rsid="0000dd31" style:font-weight-asian="bold" style:font-weight-complex="bold"/>
    </style:style>
    <style:style style:name="P31" style:family="paragraph" style:parent-style-name="Footer">
      <style:paragraph-properties fo:text-align="end" style:justify-single-word="false"/>
      <style:text-properties fo:font-weight="bold" officeooo:rsid="0000dd31" officeooo:paragraph-rsid="0000dd31" style:font-weight-asian="bold" style:font-weight-complex="bold"/>
    </style:style>
    <style:style style:name="T1" style:family="text">
      <style:text-properties officeooo:rsid="0000dd31"/>
    </style:style>
    <style:style style:name="T2" style:family="text">
      <style:text-properties officeooo:rsid="00018cf5"/>
    </style:style>
    <style:style style:name="T3" style:family="text">
      <style:text-properties officeooo:rsid="00019890"/>
    </style:style>
    <style:style style:name="T4" style:family="text">
      <style:text-properties officeooo:rsid="00026eac"/>
    </style:style>
    <style:style style:name="T5" style:family="text">
      <style:text-properties officeooo:rsid="0002b89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1a</text:p>
      <text:p text:style-name="P2">Topicality</text:p>
      <text:p text:style-name="P5"/>
      <text:p text:style-name="P5"/>
      <text:list xml:id="list14369579021" text:style-name="L1">
        <text:list-item>
          <text:p text:style-name="P10">Call up two speakers who are presenting at the show.</text:p>
        </text:list-item>
        <text:list-item>
          <text:p text:style-name="P10">Ask them about what they are presenting.</text:p>
        </text:list-item>
        <text:list-item>
          <text:p text:style-name="P10">Ask them how they picked that topic.</text:p>
        </text:list-item>
        <text:list-item>
          <text:p text:style-name="P10">Ask them to refine the topic definition.</text:p>
        </text:list-item>
      </text:list>
      <text:p text:style-name="P11"/>
      <text:p text:style-name="P27">Exercise 1b</text:p>
      <text:p text:style-name="P2">Topicality</text:p>
      <text:p text:style-name="P5"/>
      <text:p text:style-name="P5"/>
      <text:list xml:id="list1762454636" text:style-name="L2">
        <text:list-item>
          <text:p text:style-name="P12">Call up a new speaker.</text:p>
        </text:list-item>
        <text:list-item>
          <text:p text:style-name="P12">Hand him a set of 3 topic cards.</text:p>
        </text:list-item>
        <text:list-item>
          <text:p text:style-name="P12">Ask him to pick one.</text:p>
        </text:list-item>
        <text:list-item>
          <text:p text:style-name="P12">Ask him to do a 30-second presentation on the topic he picks.</text:p>
        </text:list-item>
        <text:list-item>
          <text:p text:style-name="P12">Ask him to explain how he picked that topic, and what he refined it to.</text:p>
        </text:list-item>
      </text:list>
      <text:p text:style-name="P11"/>
      <text:p text:style-name="P27">Exercise 2a</text:p>
      <text:p text:style-name="P2">Audience</text:p>
      <text:p text:style-name="P5"/>
      <text:p text:style-name="P5"/>
      <text:list xml:id="list492748123" text:style-name="L3">
        <text:list-item>
          <text:p text:style-name="P13">Call up new speaker</text:p>
        </text:list-item>
        <text:list-item>
          <text:p text:style-name="P13">Ask them to explain the audience for Linux Collab and LinuxCon</text:p>
        </text:list-item>
        <text:list-item>
          <text:p text:style-name="P13">Drill down on audience factors.</text:p>
        </text:list-item>
        <text:list-item>
          <text:p text:style-name="P13">Ask them how that affects their own presentation.</text:p>
        </text:list-item>
      </text:list>
      <text:p text:style-name="P11"/>
      <text:p text:style-name="P11"/>
      <text:p text:style-name="P27">Exercise 2b</text:p>
      <text:p text:style-name="P2">Audience</text:p>
      <text:p text:style-name="P5"/>
      <text:p text:style-name="P5"/>
      <text:list xml:id="list1188076815" text:style-name="L4">
        <text:list-item>
          <text:p text:style-name="P14">Call up two more speakers.</text:p>
        </text:list-item>
        <text:list-item>
          <text:p text:style-name="P14">Have them plan a 60-second version of their talk. <text:s/>If they don't have a talk, use Topic Cards.</text:p>
        </text:list-item>
        <text:list-item>
          <text:p text:style-name="P14">Hand them the Audience Cards. <text:s/>Don't show them to the attendees.</text:p>
        </text:list-item>
        <text:list-item>
          <text:p text:style-name="P14">Have them give a version of their talk to the targeted audience.</text:p>
        </text:list-item>
        <text:list-item>
          <text:p text:style-name="P14">Deconstruct the choices.</text:p>
        </text:list-item>
      </text:list>
      <text:p text:style-name="P11"/>
      <text:p text:style-name="P27">Exercise 3</text:p>
      <text:p text:style-name="P2">Story</text:p>
      <text:p text:style-name="P5"/>
      <text:p text:style-name="P5"/>
      <text:list xml:id="list518089385" text:style-name="L5">
        <text:list-item>
          <text:p text:style-name="P15">Call up new speaker.</text:p>
        </text:list-item>
        <text:list-item>
          <text:p text:style-name="P15">Have them pick a topic card.</text:p>
        </text:list-item>
        <text:list-item>
          <text:p text:style-name="P15">Have them choose a story for their talk. <text:s/>Explain choices.</text:p>
        </text:list-item>
        <text:list-item>
          <text:p text:style-name="P15">Have them deliver a 60s version of the talk.</text:p>
        </text:list-item>
      </text:list>
      <text:p text:style-name="P11"/>
      <text:p text:style-name="P11"/>
      <text:p text:style-name="P27">Exercise 4</text:p>
      <text:p text:style-name="P2">Non-Slide Presentations</text:p>
      <text:p text:style-name="P5"/>
      <text:p text:style-name="P5"/>
      <text:list xml:id="list1996839690" text:style-name="L6">
        <text:list-item>
          <text:p text:style-name="P16">Call up <text:span text:style-name="T3">two speakers</text:span> who <text:span text:style-name="T3">are</text:span> already doing a talk.</text:p>
        </text:list-item>
        <text:list-item>
          <text:p text:style-name="P17">Explain the setup to <text:span text:style-name="T3">them:</text:span></text:p>
          <text:list>
            <text:list-item>
              <text:p text:style-name="P17"><text:span text:style-name="T3">speaker #1: you are Julian Fischer at the Cloud Foundry conference, and the projector in this room fails 30 seconds into your presentation.</text:span></text:p>
            </text:list-item>
            <text:list-item>
              <text:p text:style-name="P17"><text:span text:style-name="T3">speaker #2: you are me at Sun Days in Milan: slides are corrupted. <text:s/>All of the copies of your slides are corrupted. <text:s/>Internet isn't working, so no DropBox. But you have your laptop.</text:span></text:p>
            </text:list-item>
          </text:list>
        </text:list-item>
        <text:list-item>
          <text:p text:style-name="P16">Brainstorm, with audience help: what can they do for non-slide preso?</text:p>
        </text:list-item>
        <text:list-item>
          <text:p text:style-name="P16">Have them <text:span text:style-name="T3">each</text:span> give 60s non-slide preso.</text:p>
        </text:list-item>
      </text:list>
      <text:p text:style-name="P11"/>
      <text:p text:style-name="P11"/>
      <text:p text:style-name="P1"><text:span text:style-name="T1">Exercise </text:span><text:span text:style-name="T2">5</text:span></text:p>
      <text:p text:style-name="P3">Eye Contact</text:p>
      <text:p text:style-name="P6"/>
      <text:p text:style-name="P6"/>
      <text:list xml:id="list2100228426" text:style-name="L7">
        <text:list-item>
          <text:p text:style-name="P18">Call up new speaker</text:p>
        </text:list-item>
        <text:list-item>
          <text:p text:style-name="P21">If they don't have their own talk, have them pick a Topic Card.</text:p>
        </text:list-item>
        <text:list-item>
          <text:p text:style-name="P21">Explain the rules of Eye Contact with them.</text:p>
        </text:list-item>
        <text:list-item>
          <text:p text:style-name="P21">Have them practice “floating”.</text:p>
        </text:list-item>
        <text:list-item>
          <text:p text:style-name="P21">Sit down in audience.</text:p>
        </text:list-item>
        <text:list-item>
          <text:p text:style-name="P21">Have them do their 60s talk.</text:p>
        </text:list-item>
      </text:list>
      <text:p text:style-name="P19"/>
      <text:p text:style-name="P1"><text:span text:style-name="T1">Exercise </text:span><text:span text:style-name="T2">6</text:span></text:p>
      <text:p text:style-name="P3">Body Language</text:p>
      <text:p text:style-name="P6"/>
      <text:p text:style-name="P6"/>
      <text:list xml:id="list1693469426" text:style-name="L8">
        <text:list-item>
          <text:p text:style-name="P20">Call up new speaker</text:p>
        </text:list-item>
        <text:list-item>
          <text:p text:style-name="P22">If they don't have their own talk, have them pick a topic card.</text:p>
        </text:list-item>
        <text:list-item>
          <text:p text:style-name="P22">Position them “closed”.</text:p>
        </text:list-item>
        <text:list-item>
          <text:p text:style-name="P22">Have them give the 60s talk like this.</text:p>
        </text:list-item>
        <text:list-item>
          <text:p text:style-name="P22">Position them “open”.</text:p>
        </text:list-item>
        <text:list-item>
          <text:p text:style-name="P22">Have them give the 60s talk like this.</text:p>
        </text:list-item>
        <text:list-item>
          <text:p text:style-name="P22">Discuss.</text:p>
        </text:list-item>
      </text:list>
      <text:p text:style-name="P23"/>
      <text:p text:style-name="P19"/>
      <text:p text:style-name="P28"><text:span text:style-name="T1">Exercise </text:span><text:span text:style-name="T3">7</text:span></text:p>
      <text:p text:style-name="P4"><text:span text:style-name="T3">Projection</text:span></text:p>
      <text:p text:style-name="P7"/>
      <text:p text:style-name="P7"/>
      <text:list xml:id="list818795466" text:style-name="L9">
        <text:list-item>
          <text:p text:style-name="P25"><text:span text:style-name="T3">Call up one or two potential speakers.</text:span></text:p>
        </text:list-item>
        <text:list-item>
          <text:p text:style-name="P25"><text:span text:style-name="T3">Have them read the exercise sentence.</text:span></text:p>
        </text:list-item>
        <text:list-item>
          <text:p text:style-name="P25"><text:span text:style-name="T3">Go through the basics of projection:</text:span></text:p>
          <text:list>
            <text:list-item>
              <text:p text:style-name="P25"><text:span text:style-name="T3">breath</text:span></text:p>
            </text:list-item>
            <text:list-item>
              <text:p text:style-name="P25"><text:span text:style-name="T3">diaphragm</text:span></text:p>
            </text:list-item>
            <text:list-item>
              <text:p text:style-name="P25"><text:span text:style-name="T3">throat</text:span></text:p>
            </text:list-item>
            <text:list-item>
              <text:p text:style-name="P25"><text:span text:style-name="T3">stance</text:span></text:p>
            </text:list-item>
            <text:list-item>
              <text:p text:style-name="P25"><text:span text:style-name="T3">energy</text:span></text:p>
            </text:list-item>
          </text:list>
        </text:list-item>
        <text:list-item>
          <text:p text:style-name="P25"><text:span text:style-name="T3">Have them read the exercise paragraph again.</text:span></text:p>
        </text:list-item>
      </text:list>
      <text:p text:style-name="P24"/>
      <text:p text:style-name="P28"><text:span text:style-name="T1">Exercise </text:span><text:span text:style-name="T3">8</text:span></text:p>
      <text:p text:style-name="P4"><text:span text:style-name="T3">Diction</text:span></text:p>
      <text:p text:style-name="P7"/>
      <text:p text:style-name="P7"/>
      <text:list xml:id="list1131372101" text:style-name="L10">
        <text:list-item>
          <text:p text:style-name="P26"><text:span text:style-name="T3">Whole audience repeats these phrases from the slide show.</text:span></text:p>
        </text:list-item>
      </text:list>
      <text:p text:style-name="P11"/>
      <text:p text:style-name="P11"/>
      <text:p text:style-name="P29"><text:span text:style-name="T4">Projection Paragraphs</text:span></text:p>
      <text:p text:style-name="P8"><text:span text:style-name="T4"/></text:p>
      <text:p text:style-name="P9"><text:span text:style-name="T5">I would like to describe a field, in which little has been done, but in which an enormous amount can be done in principle. This field is not quite the same as the others in that it will not tell us much of fundamental physics (in the sense of, "What are the strange particles?") but it is more like solid-state physics in the sense that it might tell us much of great interest about the strange phenomena that occur in complex situations. Furthermore, a point that is most important is that it would have an enormous number of technical applications.</text:span></text:p>
      <text:p text:style-name="P9"><text:span text:style-name="T5"/></text:p>
      <text:p text:style-name="P9"><text:span text:style-name="T5"/></text:p>
      <text:p text:style-name="P9"><text:span text:style-name="T5"/></text:p>
      <text:p text:style-name="P9"><text:span text:style-name="T5">What I want to talk about is the problem of manipulating and controlling things on a small scale.</text:span></text:p>
      <text:p text:style-name="P9"><text:span text:style-name="T5">As soon as I mention this, people tell me about miniaturization, and how far it has progressed today. They tell me about electric motors that are the size of the nail on your small finger. And there is a device on the market, they tell me, by which you can write the Lord's Prayer on the head of a pin. But that's nothing; that's the most primitive, halting step in the direction I intend to discuss. It is a staggeringly small world that is below. In the year 2000, when they look back at this age, they will wonder why it was not until the year 1960 that anybody began seriously to move in this direction.</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oft-page-break/><text:span text:style-name="T5">Why cannot we write the entire 24 volumes of the Encyclopaedia Brittanica on the head of a pin?</text:span></text:p>
      <text:p text:style-name="P9"><text:span text:style-name="T5">Let's see what would be involved. The head of a pin is a sixteenth of an inch across. If you magnify it by 25,000 diameters, the area of the head of the pin is then equal to the area of all the pages of the Encyclopaedia Brittanica. Therefore, all it is necessary to do is to reduce in size all the writing in the Encyclopaedia by 25,000 times. Is that possible? The resolving power of the eye is about 1/120 of an inch – that is roughly the diameter of one of the little dots on the fine half-tone reproductions in the Encyclopaedia. This, when you demagnify it by 25,000 times, is still 80 angstroms in diameter – 32 atoms across, in an ordinary metal. In other words, one of those dots still would contain in its area 1,000 atoms. So, each dot can easily be adjusted in size as required by the photoengraving, and there is no question that there is enough room on the head of a pin to put all of the Encyclopaedia Brittanica.</text:span></text:p>
      <text:p text:style-name="P9"><text:span text:style-name="T5"/></text:p>
      <text:p text:style-name="P9"><text:span text:style-name="T5"/></text:p>
      <text:p text:style-name="P9"><text:span text:style-name="T5">Furthermore, it can be read if it is so written. Let's imagine that it is written in raised letters of metal; that is, where the black is in the Encyclopedia, we have raised letters of metal that are actually 1/25,000 of their ordinary size. How would we read it? If we had something written in such a way, we could read it using techniques in common use today. We would press the metal into a plastic material and make a mold of it, then peel the plastic off very carefully, evaporate silica into the plastic to get a very thin film, then shadow it by evaporating gold at an angle against the silica so that all the little letters will appear clearly, dissolve the plastic away from the silica film, and then look through it with an electron microscope! </text:span></text:p>
      <text:p text:style-name="P9"><text:span text:style-name="T5"/></text:p>
      <text:p text:style-name="P9"><text:span text:style-name="T5">From “There's Plenty of Room At The Bottom”, Richard Feynman, 19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0dd31" officeooo:paragraph-rsid="0000dd31" style:font-weight-asian="bold" style:font-weight-complex="bold"/>
    </style:style>
    <style:style style:name="MP2" style:family="paragraph" style:parent-style-name="Footer">
      <style:paragraph-properties fo:text-align="end" style:justify-single-word="false"/>
      <style:text-properties fo:font-weight="bold" officeooo:rsid="0000dd31" officeooo:paragraph-rsid="0000dd31" style:font-weight-asian="bold" style:font-weight-complex="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Give A Great Tech Talk 2013 Exercises</text:p>
      </style:header>
      <style:footer>
        <text:p text:style-name="MP2">Copyright 2013 Josh Berkus, Licensed Creative Commons Share-Alik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meta:initial-creator>
    <meta:creation-date>2013-04-15T23:01:28</meta:creation-date>
    <dc:date>2013-09-13T15:45:12</dc:date>
    <dc:creator>Josh </dc:creator>
    <meta:editing-duration>PT1H12M23S</meta:editing-duration>
    <meta:editing-cycles>4</meta:editing-cycles>
    <meta:generator>LibreOffice/3.6$Linux_X86_64 LibreOffice_project/360m1$Build-2</meta:generator>
    <meta:printed-by>Josh </meta:printed-by>
    <meta:print-date>2013-09-13T14:51:02</meta:print-date>
    <meta:document-statistic meta:table-count="0" meta:image-count="0" meta:object-count="0" meta:page-count="12" meta:paragraph-count="81" meta:word-count="1070" meta:character-count="5653" meta:non-whitespace-character-count="4709"/>
  </office:meta>
</office:document-meta>
</file>